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300" calcext:value-type="float">
            <text:p>300,000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[.A1]-2*[.B1]" office:value-type="float" office:value="293" calcext:value-type="float">
            <text:p>293,000</text:p>
          </table:table-cell>
          <table:table-cell table:number-columns-repeated="3"/>
        </table:table-row>
        <table:table-row table:style-name="ro1">
          <table:table-cell table:formula="of:=[.A3]/10" office:value-type="float" office:value="29.3" calcext:value-type="float">
            <text:p>29,3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.5" calcext:value-type="float">
            <text:p>3,500</text:p>
          </table:table-cell>
          <table:table-cell table:number-columns-repeated="3"/>
        </table:table-row>
        <table:table-row table:style-name="ro1">
          <table:table-cell table:formula="of:=[.A6]+[.A$4]" office:value-type="float" office:value="32.8" calcext:value-type="float">
            <text:p>32,800</text:p>
          </table:table-cell>
          <table:table-cell table:formula="of:=[.A6]+[.A$4]/2" office:value-type="float" office:value="18.15" calcext:value-type="float">
            <text:p>18,15</text:p>
          </table:table-cell>
          <table:table-cell table:number-columns-repeated="2"/>
        </table:table-row>
        <table:table-row table:style-name="ro1">
          <table:table-cell table:formula="of:=[.A7]+[.A$4]" office:value-type="float" office:value="62.1" calcext:value-type="float">
            <text:p>62,100</text:p>
          </table:table-cell>
          <table:table-cell table:formula="of:=[.A7]+[.A$4]/2" office:value-type="float" office:value="47.45" calcext:value-type="float">
            <text:p>47,45</text:p>
          </table:table-cell>
          <table:table-cell table:formula="of:=[.B8]-[.B7]" office:value-type="float" office:value="29.3" calcext:value-type="float">
            <text:p>29,3</text:p>
          </table:table-cell>
          <table:table-cell table:formula="of:=[.C8]*5" office:value-type="float" office:value="146.5" calcext:value-type="float">
            <text:p>146,5</text:p>
          </table:table-cell>
        </table:table-row>
        <table:table-row table:style-name="ro1">
          <table:table-cell table:formula="of:=[.A8]+[.A$4]" office:value-type="float" office:value="91.4" calcext:value-type="float">
            <text:p>91,400</text:p>
          </table:table-cell>
          <table:table-cell table:formula="of:=[.A8]+[.A$4]/2" office:value-type="float" office:value="76.75" calcext:value-type="float">
            <text:p>76,75</text:p>
          </table:table-cell>
          <table:table-cell table:number-columns-repeated="2"/>
        </table:table-row>
        <table:table-row table:style-name="ro1">
          <table:table-cell table:formula="of:=[.A9]+[.A$4]" office:value-type="float" office:value="120.7" calcext:value-type="float">
            <text:p>120,700</text:p>
          </table:table-cell>
          <table:table-cell table:formula="of:=[.A9]+[.A$4]/2" office:value-type="float" office:value="106.05" calcext:value-type="float">
            <text:p>106,05</text:p>
          </table:table-cell>
          <table:table-cell table:number-columns-repeated="2"/>
        </table:table-row>
        <table:table-row table:style-name="ro1">
          <table:table-cell table:formula="of:=[.A10]+[.A$4]" office:value-type="float" office:value="150" calcext:value-type="float">
            <text:p>150,000</text:p>
          </table:table-cell>
          <table:table-cell table:formula="of:=[.A10]+[.A$4]/2" office:value-type="float" office:value="135.35" calcext:value-type="float">
            <text:p>135,35</text:p>
          </table:table-cell>
          <table:table-cell table:number-columns-repeated="2"/>
        </table:table-row>
        <table:table-row table:style-name="ro1">
          <table:table-cell table:formula="of:=[.A11]+[.A$4]" office:value-type="float" office:value="179.3" calcext:value-type="float">
            <text:p>179,300</text:p>
          </table:table-cell>
          <table:table-cell table:formula="of:=[.A11]+[.A$4]/2" office:value-type="float" office:value="164.65" calcext:value-type="float">
            <text:p>164,65</text:p>
          </table:table-cell>
          <table:table-cell table:number-columns-repeated="2"/>
        </table:table-row>
        <table:table-row table:style-name="ro1">
          <table:table-cell table:formula="of:=[.A12]+[.A$4]" office:value-type="float" office:value="208.6" calcext:value-type="float">
            <text:p>208,600</text:p>
          </table:table-cell>
          <table:table-cell table:formula="of:=[.A12]+[.A$4]/2" office:value-type="float" office:value="193.95" calcext:value-type="float">
            <text:p>193,95</text:p>
          </table:table-cell>
          <table:table-cell table:number-columns-repeated="2"/>
        </table:table-row>
        <table:table-row table:style-name="ro1">
          <table:table-cell table:formula="of:=[.A13]+[.A$4]" office:value-type="float" office:value="237.9" calcext:value-type="float">
            <text:p>237,900</text:p>
          </table:table-cell>
          <table:table-cell table:formula="of:=[.A13]+[.A$4]/2" office:value-type="float" office:value="223.25" calcext:value-type="float">
            <text:p>223,25</text:p>
          </table:table-cell>
          <table:table-cell table:number-columns-repeated="2"/>
        </table:table-row>
        <table:table-row table:style-name="ro1">
          <table:table-cell table:formula="of:=[.A14]+[.A$4]" office:value-type="float" office:value="267.2" calcext:value-type="float">
            <text:p>267,200</text:p>
          </table:table-cell>
          <table:table-cell table:formula="of:=[.A14]+[.A$4]/2" office:value-type="float" office:value="252.55" calcext:value-type="float">
            <text:p>252,55</text:p>
          </table:table-cell>
          <table:table-cell table:number-columns-repeated="2"/>
        </table:table-row>
        <table:table-row table:style-name="ro1">
          <table:table-cell table:formula="of:=[.A15]+[.A$4]" office:value-type="float" office:value="296.5" calcext:value-type="float">
            <text:p>296,500</text:p>
          </table:table-cell>
          <table:table-cell table:formula="of:=[.A15]+[.A$4]/2" office:value-type="float" office:value="281.85" calcext:value-type="float">
            <text:p>281,85</text:p>
          </table:table-cell>
          <table:table-cell table:formula="of:=[.A16]/2" office:value-type="float" office:value="148.25" calcext:value-type="float">
            <text:p>148,25</text:p>
          </table:table-cell>
          <table:table-cell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.00.0000</text:date>, <text:time style:data-style-name="N2" text:time-value="16:37:55.859214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etz</meta:initial-creator>
    <meta:creation-date>2014-11-18T09:44:39.525486482</meta:creation-date>
    <dc:date>2014-12-06T16:53:43.913469897</dc:date>
    <dc:creator>Sebastian Setz</dc:creator>
    <meta:editing-duration>PT3H4M28S</meta:editing-duration>
    <meta:editing-cycles>4</meta:editing-cycles>
    <meta:generator>LibreOffice/4.2.6.3$Linux_X86_64 LibreOffice_project/420m0$Build-3</meta:generator>
    <meta:document-statistic meta:table-count="1" meta:cell-count="28" meta:object-count="0"/>
  </office:meta>
</office:document-meta>
</file>